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d00d" officeooo:paragraph-rsid="0010d00d"/>
    </style:style>
    <style:style style:name="P2" style:family="paragraph" style:parent-style-name="Standard">
      <style:text-properties officeooo:rsid="00125794" officeooo:paragraph-rsid="00125794"/>
    </style:style>
    <style:style style:name="P3" style:family="paragraph" style:parent-style-name="Standard">
      <style:text-properties officeooo:rsid="0014140b" officeooo:paragraph-rsid="001414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gital tools assignment by Roy Uppelschoten</text:p>
      <text:p text:style-name="P1"/>
      <text:p text:style-name="P1">My favorite movie and the movie used for the assigment is: Interstellar.</text:p>
      <text:p text:style-name="P1"/>
      <text:p text:style-name="P1">I do not watch many movies which makes rating the recommendations difficult.</text:p>
      <text:p text:style-name="P1"/>
      <text:p text:style-name="P1"/>
      <text:p text:style-name="P1">Comparing the recommendations:</text:p>
      <text:p text:style-name="P1"/>
      <text:p text:style-name="P1">#1 Summary based psql recommendations: Mission impossible 2 had 0.98 score, this is the only movie of the 50 I have seen and I enjoyed it.</text:p>
      <text:p text:style-name="P1"/>
      <text:p text:style-name="P2">#2 Starring based psql recommendations: I do not recognize a single one of these movies, I do however see that the ratings are different and the movies are different from the ones in summary which makes sense if things went properly.</text:p>
      <text:p text:style-name="P2"/>
      <text:p text:style-name="P2">#3 Title based psql recommendations: There is no results apart from interstellar, this makes sense as the lexemesTitle was based on a single word “ interstellar” which matches with no other movie titles.</text:p>
      <text:p text:style-name="P2"/>
      <text:p text:style-name="P2">#4 Review based python recommendations: The way I did the python recommendations made me end up with the number of times a movie was reviewed by people who rated interstellar a 10. My reasoning for this being that I personally enjoyed interstellar a lot so I wanted to see what other people that enjoyed the movie a lot also watched. Then I sorted the results based on number, the top result was Gravity, which is another space movie just like interstellar, I have not seen it but it does make sense as a recommendation. Inception is also in there which is another movie directed by Christopher Nolan with a score by Hans Zimmer just like interstellar, the music was one of the things I enjoyed a lot about interstellar. </text:p>
      <text:p text:style-name="P2"/>
      <text:p text:style-name="P2">From what I can personally see the python recommendations seem to fit best.</text:p>
      <text:p text:style-name="P2"/>
      <text:p text:style-name="P2"/>
      <text:p text:style-name="P3">Some final thoughts, I struggled a lot with the python section but ended up learning quite a lot from it in the end, using multiple if statements in a single operation is not something I had done before but while Y took me hours to figure out all the errors I managed to write the entire Z section in about 30 minu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6T15:13:46.558509204</meta:creation-date>
    <dc:date>2021-11-06T15:32:28.857755998</dc:date>
    <meta:editing-duration>PT9M4S</meta:editing-duration>
    <meta:editing-cycles>2</meta:editing-cycles>
    <meta:generator>LibreOffice/6.1.5.2$Linux_ARM_EABI LibreOffice_project/10$Build-2</meta:generator>
    <meta:document-statistic meta:table-count="0" meta:image-count="0" meta:object-count="0" meta:page-count="1" meta:paragraph-count="10" meta:word-count="337" meta:character-count="1910" meta:non-whitespace-character-count="1582"/>
  </office:meta>
</office:document-meta>
</file>